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.log" table:style-name="ta1">
        <table:shapes>
          <draw:frame draw:z-index="0" draw:style-name="gr1" draw:text-style-name="P1" svg:width="159.99mm" svg:height="89.99mm" svg:x="77.86mm" svg:y="1mm">
            <loext:p draw:notify-on-update-of-ranges="'cameraslog_5.log'.A2:'cameraslog_5.log'.A1001 'cameraslog_5.log'.B1:'cameraslog_5.log'.B1 'cameraslog_5.log'.B2:'cameraslog_5.log'.B1001 'cameraslog_5.log'.A2:'cameraslog_5.log'.A1001 'cameraslog_5.log'.C1:'cameraslog_5.log'.C1 'cameraslog_5.log'.C2:'cameraslog_5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5213" calcext:value-type="float">
            <text:p>11,152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92086" calcext:value-type="float">
            <text:p>11,7920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6771" calcext:value-type="float">
            <text:p>10,767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97593" calcext:value-type="float">
            <text:p>10,9975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63208" calcext:value-type="float">
            <text:p>10,0632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613188" calcext:value-type="float">
            <text:p>10,6131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243137" calcext:value-type="float">
            <text:p>11,2431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898372" calcext:value-type="float">
            <text:p>10,898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748661" calcext:value-type="float">
            <text:p>10,7486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488548" calcext:value-type="float">
            <text:p>10,4885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488548" calcext:value-type="float">
            <text:p>10,4885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223876" calcext:value-type="float">
            <text:p>10,2238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853809" calcext:value-type="float">
            <text:p>10,8538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673904" calcext:value-type="float">
            <text:p>10,673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963728" calcext:value-type="float">
            <text:p>10,9637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048874" calcext:value-type="float">
            <text:p>11,0488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048874" calcext:value-type="float">
            <text:p>11,0488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048874" calcext:value-type="float">
            <text:p>11,0488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048874" calcext:value-type="float">
            <text:p>11,0488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048874" calcext:value-type="float">
            <text:p>11,0488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663825" calcext:value-type="float">
            <text:p>11,6638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663825" calcext:value-type="float">
            <text:p>11,6638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663825" calcext:value-type="float">
            <text:p>11,6638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554183" calcext:value-type="float">
            <text:p>11,5541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54399" calcext:value-type="float">
            <text:p>11,543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54399" calcext:value-type="float">
            <text:p>11,543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144225" calcext:value-type="float">
            <text:p>11,1442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944125" calcext:value-type="float">
            <text:p>10,9441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944125" calcext:value-type="float">
            <text:p>10,9441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654016" calcext:value-type="float">
            <text:p>11,654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30438" calcext:value-type="float">
            <text:p>11,304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434599" calcext:value-type="float">
            <text:p>11,4345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814654" calcext:value-type="float">
            <text:p>11,8146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56454" calcext:value-type="float">
            <text:p>11,564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854635" calcext:value-type="float">
            <text:p>10,8546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854635" calcext:value-type="float">
            <text:p>10,8546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014254" calcext:value-type="float">
            <text:p>11,0142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429317" calcext:value-type="float">
            <text:p>11,4293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209451" calcext:value-type="float">
            <text:p>11,2094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209451" calcext:value-type="float">
            <text:p>11,2094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209451" calcext:value-type="float">
            <text:p>11,2094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209451" calcext:value-type="float">
            <text:p>11,2094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209451" calcext:value-type="float">
            <text:p>11,2094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209451" calcext:value-type="float">
            <text:p>11,2094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454132" calcext:value-type="float">
            <text:p>11,454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934118" calcext:value-type="float">
            <text:p>10,934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934118" calcext:value-type="float">
            <text:p>10,934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934118" calcext:value-type="float">
            <text:p>10,934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934118" calcext:value-type="float">
            <text:p>10,934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934118" calcext:value-type="float">
            <text:p>10,934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934118" calcext:value-type="float">
            <text:p>10,934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934118" calcext:value-type="float">
            <text:p>10,934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68431" calcext:value-type="float">
            <text:p>10,684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68431" calcext:value-type="float">
            <text:p>10,684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698999" calcext:value-type="float">
            <text:p>10,6989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209182" calcext:value-type="float">
            <text:p>10,2091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209182" calcext:value-type="float">
            <text:p>10,2091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219193" calcext:value-type="float">
            <text:p>10,2191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219193" calcext:value-type="float">
            <text:p>10,2191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219193" calcext:value-type="float">
            <text:p>10,2191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273833" calcext:value-type="float">
            <text:p>10,2738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273833" calcext:value-type="float">
            <text:p>10,2738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273833" calcext:value-type="float">
            <text:p>10,2738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55398" calcext:value-type="float">
            <text:p>10,553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55398" calcext:value-type="float">
            <text:p>10,553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55398" calcext:value-type="float">
            <text:p>10,553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55398" calcext:value-type="float">
            <text:p>10,553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55398" calcext:value-type="float">
            <text:p>10,553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55398" calcext:value-type="float">
            <text:p>10,553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573978" calcext:value-type="float">
            <text:p>10,5739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083949" calcext:value-type="float">
            <text:p>10,083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898785" calcext:value-type="float">
            <text:p>9,8987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898785" calcext:value-type="float">
            <text:p>9,8987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898785" calcext:value-type="float">
            <text:p>9,8987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898785" calcext:value-type="float">
            <text:p>9,8987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123945" calcext:value-type="float">
            <text:p>10,1239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123945" calcext:value-type="float">
            <text:p>10,1239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123945" calcext:value-type="float">
            <text:p>10,1239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123945" calcext:value-type="float">
            <text:p>10,1239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.123945" calcext:value-type="float">
            <text:p>10,1239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123945" calcext:value-type="float">
            <text:p>10,1239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.123945" calcext:value-type="float">
            <text:p>10,1239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818863" calcext:value-type="float">
            <text:p>9,8188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764078" calcext:value-type="float">
            <text:p>9,7640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764078" calcext:value-type="float">
            <text:p>9,7640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764078" calcext:value-type="float">
            <text:p>9,7640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764078" calcext:value-type="float">
            <text:p>9,7640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764078" calcext:value-type="float">
            <text:p>9,7640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764078" calcext:value-type="float">
            <text:p>9,7640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764078" calcext:value-type="float">
            <text:p>9,7640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77888" calcext:value-type="float">
            <text:p>9,778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77888" calcext:value-type="float">
            <text:p>9,778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.944038" calcext:value-type="float">
            <text:p>9,9440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598934" calcext:value-type="float">
            <text:p>9,5989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568981" calcext:value-type="float">
            <text:p>9,568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.364391" calcext:value-type="float">
            <text:p>9,364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254242" calcext:value-type="float">
            <text:p>9,254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914155" calcext:value-type="float">
            <text:p>8,9141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914155" calcext:value-type="float">
            <text:p>8,9141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768958" calcext:value-type="float">
            <text:p>8,7689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768958" calcext:value-type="float">
            <text:p>8,7689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679197" calcext:value-type="float">
            <text:p>8,6791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679197" calcext:value-type="float">
            <text:p>8,6791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679197" calcext:value-type="float">
            <text:p>8,6791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679197" calcext:value-type="float">
            <text:p>8,6791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679197" calcext:value-type="float">
            <text:p>8,6791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679197" calcext:value-type="float">
            <text:p>8,6791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679197" calcext:value-type="float">
            <text:p>8,6791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679197" calcext:value-type="float">
            <text:p>8,6791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069243" calcext:value-type="float">
            <text:p>9,069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119222" calcext:value-type="float">
            <text:p>9,119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134506" calcext:value-type="float">
            <text:p>9,1345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99563" calcext:value-type="float">
            <text:p>8,999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614515" calcext:value-type="float">
            <text:p>8,6145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614515" calcext:value-type="float">
            <text:p>8,6145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614515" calcext:value-type="float">
            <text:p>8,6145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614515" calcext:value-type="float">
            <text:p>8,6145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294441" calcext:value-type="float">
            <text:p>8,2944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179498" calcext:value-type="float">
            <text:p>8,179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874405" calcext:value-type="float">
            <text:p>7,8744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639241" calcext:value-type="float">
            <text:p>7,6392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544047" calcext:value-type="float">
            <text:p>7,544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539257" calcext:value-type="float">
            <text:p>7,539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539257" calcext:value-type="float">
            <text:p>7,539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539257" calcext:value-type="float">
            <text:p>7,539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539257" calcext:value-type="float">
            <text:p>7,539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539257" calcext:value-type="float">
            <text:p>7,539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539257" calcext:value-type="float">
            <text:p>7,539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534065" calcext:value-type="float">
            <text:p>7,534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573842" calcext:value-type="float">
            <text:p>7,5738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573842" calcext:value-type="float">
            <text:p>7,5738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519109" calcext:value-type="float">
            <text:p>7,519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408889" calcext:value-type="float">
            <text:p>7,4088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424112" calcext:value-type="float">
            <text:p>7,424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358931" calcext:value-type="float">
            <text:p>7,358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219188" calcext:value-type="float">
            <text:p>7,219188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26:49.37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7:26:56.108000000</dc:date>
    <meta:editing-duration>PT1M</meta:editing-duration>
    <meta:editing-cycles>2</meta:editing-cycles>
    <meta:generator>LibreOffice/5.1.0.3$Windows_X86_64 LibreOffice_project/5e3e00a007d9b3b6efb6797a8b8e57b51ab1f737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5.log'.A2:'cameraslog_5.log'.C1001 'cameraslog_5.log'.B1:'cameraslog_5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5.log'.B2:'cameraslog_5.log'.B1001" chart:label-cell-address="'cameraslog_5.log'.B1:'cameraslog_5.log'.B1" chart:class="chart:scatter">
            <chart:domain table:cell-range-address="'cameraslog_5.log'.A2:'cameraslog_5.log'.A1001"/>
            <chart:data-point chart:repeated="1000"/>
          </chart:series>
          <chart:series chart:style-name="ch8" chart:values-cell-range-address="'cameraslog_5.log'.C2:'cameraslog_5.log'.C1001" chart:label-cell-address="'cameraslog_5.log'.C1:'cameraslog_5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5.log'.B1:'cameraslog_5.log'.B1</svg:desc>
                </draw:g>
              </table:table-cell>
              <table:table-cell office:value-type="string">
                <text:p>number of cameras</text:p>
                <draw:g>
                  <svg:desc>'cameraslog_5.log'.C1:'cameraslog_5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5.log'.A2:'cameraslog_5.log'.A1001</svg:desc>
                </draw:g>
              </table:table-cell>
              <table:table-cell office:value-type="float" office:value="11.15213">
                <text:p>11.15213</text:p>
                <draw:g>
                  <svg:desc>'cameraslog_5.log'.B2:'cameraslog_5.log'.B1001</svg:desc>
                </draw:g>
              </table:table-cell>
              <table:table-cell office:value-type="float" office:value="11">
                <text:p>11</text:p>
                <draw:g>
                  <svg:desc>'cameraslog_5.log'.C2:'cameraslog_5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792086">
                <text:p>11.7920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76771">
                <text:p>10.767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997593">
                <text:p>10.9975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063208">
                <text:p>10.0632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613188">
                <text:p>10.6131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243137">
                <text:p>11.243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898372">
                <text:p>10.8983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748661">
                <text:p>10.748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488548">
                <text:p>10.4885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488548">
                <text:p>10.4885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23876">
                <text:p>10.2238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853809">
                <text:p>10.8538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673904">
                <text:p>10.673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963728">
                <text:p>10.9637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048874">
                <text:p>11.0488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048874">
                <text:p>11.0488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048874">
                <text:p>11.0488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048874">
                <text:p>11.0488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048874">
                <text:p>11.0488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663825">
                <text:p>11.6638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663825">
                <text:p>11.6638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663825">
                <text:p>11.6638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554183">
                <text:p>11.5541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54399">
                <text:p>11.543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54399">
                <text:p>11.543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144225">
                <text:p>11.1442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.944125">
                <text:p>10.944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.944125">
                <text:p>10.944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654016">
                <text:p>11.654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30438">
                <text:p>11.304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434599">
                <text:p>11.4345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814654">
                <text:p>11.8146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56454">
                <text:p>11.564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854635">
                <text:p>10.8546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.854635">
                <text:p>10.8546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014254">
                <text:p>11.0142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429317">
                <text:p>11.4293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209451">
                <text:p>11.2094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.209451">
                <text:p>11.2094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.209451">
                <text:p>11.2094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209451">
                <text:p>11.2094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.209451">
                <text:p>11.2094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.209451">
                <text:p>11.2094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.454132">
                <text:p>11.454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934118">
                <text:p>10.934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.934118">
                <text:p>10.934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934118">
                <text:p>10.934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.934118">
                <text:p>10.934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934118">
                <text:p>10.934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.934118">
                <text:p>10.934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934118">
                <text:p>10.934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.68431">
                <text:p>10.684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68431">
                <text:p>10.684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698999">
                <text:p>10.698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209182">
                <text:p>10.2091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.209182">
                <text:p>10.2091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.219193">
                <text:p>10.2191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.219193">
                <text:p>10.2191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219193">
                <text:p>10.2191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.273833">
                <text:p>10.2738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273833">
                <text:p>10.2738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.273833">
                <text:p>10.2738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.55398">
                <text:p>10.553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.55398">
                <text:p>10.553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.55398">
                <text:p>10.553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55398">
                <text:p>10.553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55398">
                <text:p>10.553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.55398">
                <text:p>10.553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.573978">
                <text:p>10.5739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.083949">
                <text:p>10.08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898785">
                <text:p>9.8987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898785">
                <text:p>9.8987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.898785">
                <text:p>9.8987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.898785">
                <text:p>9.8987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.123945">
                <text:p>10.123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.123945">
                <text:p>10.123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.123945">
                <text:p>10.123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123945">
                <text:p>10.123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.123945">
                <text:p>10.123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.123945">
                <text:p>10.123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.123945">
                <text:p>10.123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.818863">
                <text:p>9.8188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764078">
                <text:p>9.764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764078">
                <text:p>9.764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.764078">
                <text:p>9.764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.764078">
                <text:p>9.764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.764078">
                <text:p>9.764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.764078">
                <text:p>9.764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.764078">
                <text:p>9.764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.77888">
                <text:p>9.778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77888">
                <text:p>9.778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.944038">
                <text:p>9.9440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598934">
                <text:p>9.598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.568981">
                <text:p>9.568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.364391">
                <text:p>9.364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9.254242">
                <text:p>9.254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914155">
                <text:p>8.9141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914155">
                <text:p>8.9141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768958">
                <text:p>8.768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768958">
                <text:p>8.768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679197">
                <text:p>8.679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679197">
                <text:p>8.679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679197">
                <text:p>8.679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.679197">
                <text:p>8.679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.679197">
                <text:p>8.679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.679197">
                <text:p>8.679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.679197">
                <text:p>8.679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.679197">
                <text:p>8.679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069243">
                <text:p>9.069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119222">
                <text:p>9.119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134506">
                <text:p>9.134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999563">
                <text:p>8.999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614515">
                <text:p>8.614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614515">
                <text:p>8.614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614515">
                <text:p>8.614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614515">
                <text:p>8.614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294441">
                <text:p>8.294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179498">
                <text:p>8.179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.874405">
                <text:p>7.8744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.639241">
                <text:p>7.6392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544047">
                <text:p>7.544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539257">
                <text:p>7.539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539257">
                <text:p>7.539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539257">
                <text:p>7.539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539257">
                <text:p>7.539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539257">
                <text:p>7.539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539257">
                <text:p>7.539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534065">
                <text:p>7.534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573842">
                <text:p>7.5738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573842">
                <text:p>7.5738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519109">
                <text:p>7.519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408889">
                <text:p>7.408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424112">
                <text:p>7.424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358931">
                <text:p>7.358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219188">
                <text:p>7.2191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